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u">
      <style:text-properties officeooo:rsid="000a22f0" officeooo:paragraph-rsid="000a22f0"/>
    </style:style>
    <style:style style:name="P2" style:family="paragraph" style:parent-style-name="u">
      <style:text-properties officeooo:rsid="000a22f0" officeooo:paragraph-rsid="000bd356"/>
    </style:style>
    <style:style style:name="P3" style:family="paragraph" style:parent-style-name="u">
      <style:text-properties officeooo:rsid="000bd356" officeooo:paragraph-rsid="000bd356"/>
    </style:style>
    <style:style style:name="T1" style:family="text">
      <style:text-properties officeooo:rsid="000a22f0"/>
    </style:style>
    <style:style style:name="T2" style:family="text">
      <style:text-properties officeooo:rsid="000bd35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u">TD<text:span text:style-name="T1">3</text:span></text:p>
      <text:p text:style-name="u"/>
      <text:p text:style-name="P1">Exercice 1 : Boucle do while</text:p>
      <text:p text:style-name="P1"><text:span text:style-name="T2">a)<text:tab/></text:span>saisir 2 valeurs</text:p>
      <text:p text:style-name="P1"><text:tab/><text:span text:style-name="T2">l</text:span>a 1ère &gt; 0 et la 2nd paire + multiple de 3</text:p>
      <text:p text:style-name="P1"><text:tab/>Si valide affiche la + grande de</text:p>
      <text:p text:style-name="P1"/>
      <text:p text:style-name="P1"><text:span text:style-name="T2">b)<text:tab/>faire une série de nombre aléatoire jusqu’à obtenir 1 suite composée d’1 nombre pair </text:span></text:p>
      <text:p text:style-name="P1"><text:tab/><text:span text:style-name="T2">suivie de 2 nombres impairs.</text:span></text:p>
      <text:p text:style-name="P1"><text:tab/></text:p>
      <text:p text:style-name="P2"><text:span text:style-name="T2">c)<text:tab/>faire une saisie " sécurisée " d’un nombre à 3 chiffres. Faire une série de tirage aléatoire</text:span></text:p>
      <text:p text:style-name="P2"><text:tab/><text:span text:style-name="T2">jusqu’à obtenir l’entier saisi. afficher nombre de tirages.</text:span></text:p>
      <text:p text:style-name="P2"/>
      <text:p text:style-name="P1"><text:tab/></text:p>
      <text:p text:style-name="P1"/>
      <text:p text:style-name="P3">#include &lt;stdio.h&gt;</text:p>
      <text:p text:style-name="P3">#include &lt;stdlib.h&gt;</text:p>
      <text:p text:style-name="P3"/>
      <text:p text:style-name="P3">int main(){</text:p>
      <text:p text:style-name="P3"><text:tab/>int x = 0;</text:p>
      <text:p text:style-name="P3"><text:tab/>int y = 0;</text:p>
      <text:p text:style-name="P3"/>
      <text:p text:style-name="P3"><text:tab/>do{</text:p>
      <text:p text:style-name="P3"><text:tab/><text:tab/></text:p>
      <text:p text:style-name="P3"><text:tab/>}</text:p>
      <text:p text:style-name="P3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u" style:family="paragraph" style:parent-style-name="Standard">
      <style:text-properties officeooo:rsid="000a22f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7T11:48:51.913806417</meta:creation-date>
    <dc:date>2018-09-27T13:37:59.729165357</dc:date>
    <meta:editing-duration>PT1H39M1S</meta:editing-duration>
    <meta:editing-cycles>2</meta:editing-cycles>
    <meta:generator>LibreOffice/6.0.3.2$Linux_X86_64 LibreOffice_project/00m0$Build-2</meta:generator>
    <meta:document-statistic meta:table-count="0" meta:image-count="0" meta:object-count="0" meta:page-count="1" meta:paragraph-count="20" meta:word-count="93" meta:character-count="480" meta:non-whitespace-character-count="391"/>
  </office:meta>
</office:document-meta>
</file>